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font-name="Roboto" fo:font-size="9.75pt" fo:letter-spacing="normal" fo:font-style="normal" fo:font-weight="normal" officeooo:rsid="000c86ac" officeooo:paragraph-rsid="000c86ac"/>
    </style:style>
    <style:style style:name="P2" style:family="paragraph" style:parent-style-name="Standard">
      <style:text-properties fo:font-variant="normal" fo:text-transform="none" style:font-name="Roboto" fo:font-size="9.75pt" fo:letter-spacing="normal" fo:font-style="normal" fo:font-weight="normal" officeooo:rsid="000da5c3" officeooo:paragraph-rsid="000da5c3"/>
    </style:style>
    <style:style style:name="P3" style:family="paragraph" style:parent-style-name="Standard">
      <style:text-properties fo:font-variant="normal" fo:text-transform="none" style:font-name="Roboto" fo:font-size="9.75pt" fo:letter-spacing="normal" fo:font-style="normal" fo:font-weight="normal" officeooo:rsid="000e8a21" officeooo:paragraph-rsid="000e8a21"/>
    </style:style>
    <style:style style:name="P4" style:family="paragraph" style:parent-style-name="Standard">
      <style:text-properties fo:font-variant="normal" fo:text-transform="none" style:font-name="Roboto" fo:font-size="9.75pt" fo:letter-spacing="normal" fo:font-style="normal" fo:font-weight="normal" officeooo:rsid="000e8a21" officeooo:paragraph-rsid="0016c029"/>
    </style:style>
    <style:style style:name="P5" style:family="paragraph" style:parent-style-name="Standard">
      <style:text-properties fo:font-variant="normal" fo:text-transform="none" style:font-name="Roboto" fo:font-size="9.75pt" fo:letter-spacing="normal" fo:font-style="normal" fo:font-weight="normal" officeooo:rsid="0013022c" officeooo:paragraph-rsid="0013022c"/>
    </style:style>
    <style:style style:name="P6" style:family="paragraph" style:parent-style-name="Standard">
      <style:text-properties fo:font-variant="normal" fo:text-transform="none" style:font-name="Roboto" fo:font-size="9.75pt" fo:letter-spacing="normal" fo:font-style="normal" fo:font-weight="normal" officeooo:rsid="0013022c" officeooo:paragraph-rsid="0016c029"/>
    </style:style>
    <style:style style:name="P7" style:family="paragraph" style:parent-style-name="Standard">
      <style:text-properties fo:font-variant="normal" fo:text-transform="none" style:font-name="Roboto" fo:font-size="9.75pt" fo:letter-spacing="normal" fo:font-style="normal" fo:font-weight="normal" officeooo:rsid="0013022c" officeooo:paragraph-rsid="0016e6e5"/>
    </style:style>
    <style:style style:name="P8" style:family="paragraph" style:parent-style-name="Standard">
      <style:text-properties fo:font-variant="normal" fo:text-transform="none" style:font-name="Roboto" fo:font-size="9.75pt" fo:letter-spacing="normal" fo:font-style="normal" fo:font-weight="normal" officeooo:rsid="00147e77" officeooo:paragraph-rsid="0013022c"/>
    </style:style>
    <style:style style:name="P9" style:family="paragraph" style:parent-style-name="Standard">
      <style:text-properties fo:font-variant="normal" fo:text-transform="none" style:font-name="Roboto" fo:font-size="9.75pt" fo:letter-spacing="normal" fo:font-style="normal" fo:font-weight="normal" officeooo:rsid="00147e77" officeooo:paragraph-rsid="00147e77"/>
    </style:style>
    <style:style style:name="P10" style:family="paragraph" style:parent-style-name="Standard">
      <style:text-properties fo:font-variant="normal" fo:text-transform="none" style:font-name="Roboto" fo:font-size="9.75pt" fo:letter-spacing="normal" fo:font-style="normal" fo:font-weight="normal" officeooo:rsid="00147e77" officeooo:paragraph-rsid="0016e6e5"/>
    </style:style>
    <style:style style:name="P11" style:family="paragraph" style:parent-style-name="Standard">
      <style:text-properties fo:font-variant="normal" fo:text-transform="none" style:font-name="Roboto" fo:font-size="9.75pt" fo:letter-spacing="normal" fo:font-style="normal" fo:font-weight="normal" officeooo:rsid="00147e77" officeooo:paragraph-rsid="000c86ac"/>
    </style:style>
    <style:style style:name="P12" style:family="paragraph" style:parent-style-name="Standard">
      <style:text-properties fo:font-variant="normal" fo:text-transform="none" style:font-name="Roboto" fo:font-size="9.75pt" fo:letter-spacing="normal" fo:font-style="normal" fo:font-weight="normal" officeooo:rsid="00147e77" officeooo:paragraph-rsid="000e8a21"/>
    </style:style>
    <style:style style:name="P13" style:family="paragraph" style:parent-style-name="Standard">
      <style:text-properties fo:font-variant="normal" fo:text-transform="none" style:font-name="Roboto" fo:font-size="9.75pt" fo:letter-spacing="normal" fo:font-style="normal" fo:font-weight="normal" officeooo:rsid="00147e77" officeooo:paragraph-rsid="0013022c"/>
    </style:style>
    <style:style style:name="P14" style:family="paragraph" style:parent-style-name="Standard">
      <style:text-properties fo:font-variant="normal" fo:text-transform="none" style:font-name="Roboto" fo:font-size="9.75pt" fo:letter-spacing="normal" fo:font-style="normal" fo:font-weight="normal" officeooo:rsid="00147e77" officeooo:paragraph-rsid="0016e6e5"/>
    </style:style>
    <style:style style:name="P15" style:family="paragraph" style:parent-style-name="Standard">
      <style:text-properties fo:font-variant="normal" fo:text-transform="none" style:font-name="Roboto" fo:font-size="9.75pt" fo:letter-spacing="normal" fo:font-style="normal" fo:font-weight="normal" officeooo:rsid="0013022c" officeooo:paragraph-rsid="0016c029"/>
    </style:style>
    <style:style style:name="P16" style:family="paragraph" style:parent-style-name="Standard">
      <style:text-properties fo:font-variant="normal" fo:text-transform="none" style:font-name="Roboto" fo:font-size="9.75pt" fo:letter-spacing="normal" fo:font-style="normal" fo:font-weight="normal" officeooo:rsid="000e8a21" officeooo:paragraph-rsid="0016c029"/>
    </style:style>
    <style:style style:name="T1" style:family="text">
      <style:text-properties officeooo:rsid="0016c029"/>
    </style:style>
    <style:style style:name="T2" style:family="text">
      <style:text-properties officeooo:rsid="0016e6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Find out the PG-13 rated comedy movies. DO NOT use the film_list table.</text:p>
      <text:p text:style-name="P1"/>
      <text:p text:style-name="P11">Query:</text:p>
      <text:p text:style-name="P1"/>
      <text:p text:style-name="P1">SELECT title from film where rating='PG-13' and film_id in (Select film_id from film_category where category_id in (Select category_id from category where name='Comedy'));</text:p>
      <text:p text:style-name="P2">(or)</text:p>
      <text:p text:style-name="P1">Select title from film f inner join film_category fc inner join category c on fc.film_id=f.film_id and fc.category_id=c.category_id and c.name='Comedy' and f.rating='PG-13';</text:p>
      <text:p text:style-name="P1"/>
      <text:p text:style-name="P1">2. Find out the top 3 rented horror movies.</text:p>
      <text:p text:style-name="P1"/>
      <text:p text:style-name="P11">Query:</text:p>
      <text:p text:style-name="P1"/>
      <text:p text:style-name="P1">Select i.film_id,count(r.rental_id) times from film f,inventory i,rental r</text:p>
      <text:p text:style-name="P1">where film_id in(Select film_id from film_category where category_id in </text:p>
      <text:p text:style-name="P1">(Select category_id from category </text:p>
      <text:p text:style-name="P1">where <text:s/>name='Horror')) and r.inventory_id=i.inventory_id</text:p>
      <text:p text:style-name="P1">group by i.film_id</text:p>
      <text:p text:style-name="P1">order by times desc</text:p>
      <text:p text:style-name="P1">limit 3;</text:p>
      <text:p text:style-name="P1"/>
      <text:p text:style-name="P1"/>
      <text:p text:style-name="P1"/>
      <text:p text:style-name="P1">3. Find out the list of customers from India who have rented sports movies.</text:p>
      <text:p text:style-name="P3"/>
      <text:p text:style-name="P12">Query:</text:p>
      <text:p text:style-name="P3"/>
      <text:p text:style-name="P4">SELECT distinct cu.first_name,c.name ,co.country FROM customer cu </text:p>
      <text:p text:style-name="P4">inner join address a on <text:s/>cu.address_id=a.address_id</text:p>
      <text:p text:style-name="P4">inner join city ci on a.city_id=ci.city_id </text:p>
      <text:p text:style-name="P4">inner join country co on ci.country_id=co.country_id </text:p>
      <text:p text:style-name="P4">inner join rental r on r.customer_id=cu.customer_id </text:p>
      <text:p text:style-name="P4">inner join inventory i on r.inventory_id=i.inventory_id </text:p>
      <text:p text:style-name="P4">inner join film_category fc on i.film_id=fc.film_id </text:p>
      <text:p text:style-name="P4">inner join category c on fc.category_id=c.category_id </text:p>
      <text:p text:style-name="P4">where <text:s/>c.name='Sports' and co.country='India' ;</text:p>
      <text:p text:style-name="P3"/>
      <text:p text:style-name="P1"/>
      <text:p text:style-name="P1"/>
      <text:p text:style-name="P1">4. Find out the list of customers from Canada who have rented “NICK WAHLBERG” movies.<text:line-break/></text:p>
      <text:p text:style-name="P8">Query:</text:p>
      <text:p text:style-name="P5"/>
      <text:p text:style-name="P6">SELECT distinct cu.first_name,cu.last_name,co.country,ac.first_name,ac.last_name,cu.customer_id <text:s/>FROM customer cu </text:p>
      <text:p text:style-name="P6">inner join address a on <text:s/>cu.address_id=a.address_id</text:p>
      <text:p text:style-name="P6">inner join city ci on <text:s/>a.city_id=ci.city_id</text:p>
      <text:p text:style-name="P6">inner join country co on <text:s/>ci.country_id=co.country_id</text:p>
      <text:p text:style-name="P6">inner join rental r on r.customer_id=cu.customer_id</text:p>
      <text:p text:style-name="P6">inner join inventory i on r.inventory_id=i.inventory_id </text:p>
      <text:p text:style-name="P6">inner join film_actor fa on i.film_id=fa.film_id </text:p>
      <text:p text:style-name="P6">inner join actor ac on <text:s/>fa.actor_id=ac.actor_id</text:p>
      <text:p text:style-name="P6">where co.country='Canada' </text:p>
      <text:p text:style-name="P6">and ac.first_name='Nick' and ac.last_name='WAHLBERG';</text:p>
      <text:p text:style-name="P8"/>
      <text:p text:style-name="P9"/>
      <text:p text:style-name="P5">5. Find out the number of movies in which “SEAN WILLIAMS” acted.</text:p>
      <text:p text:style-name="P5"/>
      <text:p text:style-name="P9">Query: </text:p>
      <text:p text:style-name="P9"/>
      <text:p text:style-name="P10">SELECT count(*) from film where film_id in</text:p>
      <text:p text:style-name="P10">(SELECT film_id from film_actor where actor_id in </text:p>
      <text:p text:style-name="P10">(SELECT actor_id from actor where first_name='SEAN' and last_name='WILLIAMS')); </text:p>
      <text:p text:style-name="P9"><text:soft-page-break/>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2:14:25.097554586</meta:creation-date>
    <dc:date>2021-04-06T19:21:27.463837373</dc:date>
    <meta:editing-duration>PT57M53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42" meta:word-count="277" meta:character-count="2191" meta:non-whitespace-character-count="1931"/>
  </office:meta>
</office:document-meta>
</file>